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UW-241">
            <text:p>UW-241</text:p>
          </table:table-cell>
          <table:table-cell office:value-type="float" office:value="65.417">
            <text:p>65.417</text:p>
          </table:table-cell>
          <table:table-cell office:value-type="float" office:value="-52.933">
            <text:p>-52.933</text:p>
          </table:table-cell>
          <table:table-cell office:value-type="float" office:value="8505.0">
            <text:p>8505.0</text:p>
          </table:table-cell>
          <table:table-cell office:value-type="float" office:value="77.0">
            <text:p>77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I-6236">
            <text:p>I-6236</text:p>
          </table:table-cell>
          <table:table-cell office:value-type="float" office:value="65.433">
            <text:p>65.433</text:p>
          </table:table-cell>
          <table:table-cell office:value-type="float" office:value="-52.917">
            <text:p>-52.917</text:p>
          </table:table-cell>
          <table:table-cell office:value-type="float" office:value="8975.0">
            <text:p>8975.0</text:p>
          </table:table-cell>
          <table:table-cell office:value-type="float" office:value="129.0">
            <text:p>129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I-6240">
            <text:p>I-6240</text:p>
          </table:table-cell>
          <table:table-cell office:value-type="float" office:value="65.783">
            <text:p>65.783</text:p>
          </table:table-cell>
          <table:table-cell office:value-type="float" office:value="-52.683">
            <text:p>-52.683</text:p>
          </table:table-cell>
          <table:table-cell office:value-type="float" office:value="8415.0">
            <text:p>8415.0</text:p>
          </table:table-cell>
          <table:table-cell office:value-type="float" office:value="134.0">
            <text:p>134.0</text:p>
          </table:table-cell>
          <table:table-cell office:value-type="string" office:value="Chlamys islandica, Mya truncata">
            <text:p>Chlamys island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I-6241">
            <text:p>I-6241</text:p>
          </table:table-cell>
          <table:table-cell office:value-type="float" office:value="65.783">
            <text:p>65.783</text:p>
          </table:table-cell>
          <table:table-cell office:value-type="float" office:value="-52.683">
            <text:p>-52.683</text:p>
          </table:table-cell>
          <table:table-cell office:value-type="float" office:value="6315.0">
            <text:p>6315.0</text:p>
          </table:table-cell>
          <table:table-cell office:value-type="float" office:value="120.0">
            <text:p>120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9.0">
            <text:p>19.0</text:p>
          </table:table-cell>
          <table:table-cell office:value-type="float" office:value="3.8000000000000003">
            <text:p>3.8000000000000003</text:p>
          </table:table-cell>
          <table:table-cell office:value-type="float" office:value="3.8000000000000003">
            <text:p>3.8000000000000003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UW-240">
            <text:p>UW-240</text:p>
          </table:table-cell>
          <table:table-cell office:value-type="float" office:value="65.583">
            <text:p>65.583</text:p>
          </table:table-cell>
          <table:table-cell office:value-type="float" office:value="-52.8">
            <text:p>-52.8</text:p>
          </table:table-cell>
          <table:table-cell office:value-type="float" office:value="8525.0">
            <text:p>8525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